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55E170549AAD7052E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スライド作り by kijimad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2" draw:layer="layout" svg:width="15.24cm" svg:height="10.156cm" svg:x="6.35cm" svg:y="3.179cm">
          <draw:image xlink:href="Pictures/100000000000050000000355E170549AAD7052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4.505cm" svg:x="1.27cm" svg:y="5.323cm" presentation:class="title" presentation:user-transformed="true">
          <draw:text-box>
            <text:p text:style-name="P2"><text:span text:style-name="T1">スライドをいくつか作ってみて、</text:span>方法が確立してきたので紹介する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71cm" svg:y="6.261cm" presentation:class="title" presentation:user-transformed="true">
          <draw:text-box>
            <text:p text:style-name="P2">なぜスライドにするか?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ひと目でわからせる表現力</text:p>
                <text:list>
                  <text:list-item>
                    <text:p>文字数の制約があるなかでいかにビジュアルで伝えるか?</text:p>
                  </text:list-item>
                  <text:list-item>
                    <text:p>制約+画像の表現力。詩と絵を混ぜたようなもの</text:p>
                  </text:list-item>
                </text:list>
              </text:list-item>
              <text:list-item>
                <text:p>読む側が最小限の時間・労力で把握できる</text:p>
                <text:list>
                  <text:list-item>
                    <text:p>読んでもらうためには数分ですぐ理解できなければならない</text:p>
                  </text:list-item>
                  <text:list-item>
                    <text:p>本を読み通せるのは、作者と出版社の信用と努力があるか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スライドツールに求めること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YSIWYGでできる</text:p>
              </text:list-item>
            </text:list>
            <text:list text:style-name="L4">
              <text:list-item>
                <text:list>
                  <text:list-item>
                    <text:p>画像の再配置/縮小拡大をやりたいから</text:p>
                  </text:list-item>
                </text:list>
              </text:list-item>
            </text:list>
            <text:list text:style-name="L3">
              <text:list-item>
                <text:p>再編集できる</text:p>
              </text:list-item>
              <text:list-item>
                <text:p>コマンドラインでPDFにエクスポートできる</text:p>
                <text:list>
                  <text:list-item>
                    <text:p>スライドを変更するたびに再エクスポートを手動でしたくない</text:p>
                  </text:list-item>
                  <text:list-item>
                    <text:p>PDFは配信に便利である</text:p>
                  </text:list-item>
                </text:list>
              </text:list-item>
              <text:list-item>
                <text:p>元データをローカルに保存できる(Git管理できる)</text:p>
                <text:list>
                  <text:list-item>
                    <text:p>コマンドラインやCIを自由に設定でき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なので、デスクトップのスライドツールが候補になる</text:p>
              </text:list-header>
              <text:list-item>
                <text:p>PowerPoint</text:p>
              </text:list-item>
              <text:list-item>
                <text:p>Libreoffice Impres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01T01:16:32.225488145</meta:creation-date>
    <dc:date>2025-02-01T09:25:07.891024321</dc:date>
    <meta:editing-duration>PT14M58S</meta:editing-duration>
    <meta:editing-cycles>2</meta:editing-cycles>
    <meta:generator>LibreOffice/7.3.7.2$Linux_X86_64 LibreOffice_project/30$Build-2</meta:generator>
    <meta:document-statistic meta:object-count="44"/>
  </office:meta>
</office:document-meta>
</file>